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3">
      <text:list-level-style-number text:level="1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4">
      <text:list-level-style-number text:level="1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  <style:text-properties fo:font-size="20pt" style:font-size-asian="20pt" style:font-size-complex="20pt" fo:language="en" fo:country="GB"/>
    </style:style>
    <style:style style:name="P2" style:parent-style-name="Listăparagraf" style:list-style-name="LFO1" style:family="paragraph">
      <style:text-properties fo:font-size="10pt" style:font-size-asian="10pt" style:font-size-complex="10pt" fo:language="en" fo:country="GB"/>
    </style:style>
    <style:style style:name="P3" style:parent-style-name="Listăparagraf" style:family="paragraph">
      <style:text-properties fo:font-size="10pt" style:font-size-asian="10pt" style:font-size-complex="10pt" fo:language="en" fo:country="GB"/>
    </style:style>
    <style:style style:name="P4" style:parent-style-name="Listăparagraf" style:list-style-name="LFO2" style:family="paragraph">
      <style:text-properties fo:font-size="10pt" style:font-size-asian="10pt" style:font-size-complex="10pt" fo:language="en" fo:country="GB"/>
    </style:style>
    <style:style style:name="P5" style:parent-style-name="Listăparagraf" style:list-style-name="LFO2" style:family="paragraph">
      <style:text-properties fo:font-size="10pt" style:font-size-asian="10pt" style:font-size-complex="10pt" fo:language="en" fo:country="GB"/>
    </style:style>
    <style:style style:name="P6" style:parent-style-name="Normal" style:family="paragraph">
      <style:text-properties fo:font-size="10pt" style:font-size-asian="10pt" style:font-size-complex="10pt" fo:language="en" fo:country="GB"/>
    </style:style>
    <style:style style:name="P7" style:parent-style-name="Listăparagraf" style:family="paragraph">
      <style:paragraph-properties fo:margin-left="0.75in">
        <style:tab-stops/>
      </style:paragraph-properties>
      <style:text-properties fo:font-size="10pt" style:font-size-asian="10pt" style:font-size-complex="10pt" fo:language="en" fo:country="GB"/>
    </style:style>
    <style:style style:name="P8" style:parent-style-name="Listăparagraf" style:list-style-name="LFO1" style:family="paragraph">
      <style:text-properties fo:font-size="10pt" style:font-size-asian="10pt" style:font-size-complex="10pt" fo:language="en" fo:country="GB"/>
    </style:style>
    <style:style style:name="P9" style:parent-style-name="Listăparagraf" style:family="paragraph">
      <style:text-properties fo:font-size="10pt" style:font-size-asian="10pt" style:font-size-complex="10pt" fo:language="en" fo:country="GB"/>
    </style:style>
    <style:style style:name="P10" style:parent-style-name="Listăparagraf" style:list-style-name="LFO3" style:family="paragraph">
      <style:text-properties fo:font-size="10pt" style:font-size-asian="10pt" style:font-size-complex="10pt" fo:language="en" fo:country="GB"/>
    </style:style>
    <style:style style:name="P11" style:parent-style-name="Listăparagraf" style:list-style-name="LFO3" style:family="paragraph">
      <style:text-properties fo:font-size="10pt" style:font-size-asian="10pt" style:font-size-complex="10pt" fo:language="en" fo:country="GB"/>
    </style:style>
    <style:style style:name="P12" style:parent-style-name="Listăparagraf" style:list-style-name="LFO3" style:family="paragraph">
      <style:text-properties fo:font-size="10pt" style:font-size-asian="10pt" style:font-size-complex="10pt" fo:language="en" fo:country="GB"/>
    </style:style>
    <style:style style:name="P13" style:parent-style-name="Listăparagraf" style:list-style-name="LFO3" style:family="paragraph">
      <style:text-properties fo:font-size="10pt" style:font-size-asian="10pt" style:font-size-complex="10pt" fo:language="en" fo:country="GB"/>
    </style:style>
    <style:style style:name="P14" style:parent-style-name="Normal" style:family="paragraph">
      <style:paragraph-properties fo:margin-left="0.5in">
        <style:tab-stops/>
      </style:paragraph-properties>
      <style:text-properties fo:font-size="10pt" style:font-size-asian="10pt" style:font-size-complex="10pt" fo:language="en" fo:country="GB"/>
    </style:style>
    <style:style style:name="P15" style:parent-style-name="Normal" style:family="paragraph">
      <style:text-properties fo:font-size="10pt" style:font-size-asian="10pt" style:font-size-complex="10pt" fo:language="en" fo:country="GB"/>
    </style:style>
    <style:style style:name="P16" style:parent-style-name="Listăparagraf" style:list-style-name="LFO1" style:family="paragraph">
      <style:text-properties fo:font-size="10pt" style:font-size-asian="10pt" style:font-size-complex="10pt" fo:language="en" fo:country="GB"/>
    </style:style>
    <style:style style:name="P17" style:parent-style-name="Listăparagraf" style:list-style-name="LFO4" style:family="paragraph"/>
    <style:style style:name="T18" style:parent-style-name="Hyperlink" style:family="text">
      <style:text-properties fo:font-size="10pt" style:font-size-asian="10pt" style:font-size-complex="10pt" fo:language="en" fo:country="GB"/>
    </style:style>
    <style:style style:name="T19" style:parent-style-name="Fontdeparagrafimplicit" style:family="text">
      <style:text-properties fo:font-size="10pt" style:font-size-asian="10pt" style:font-size-complex="10pt" fo:language="en" fo:country="GB"/>
    </style:style>
    <style:style style:name="P20" style:parent-style-name="Listăparagraf" style:list-style-name="LFO4" style:family="paragraph"/>
    <style:style style:name="T21" style:parent-style-name="Hyperlink" style:family="text">
      <style:text-properties fo:font-size="10pt" style:font-size-asian="10pt" style:font-size-complex="10pt" fo:language="en" fo:country="GB"/>
    </style:style>
    <style:style style:name="P22" style:parent-style-name="Listăparagraf" style:list-style-name="LFO4" style:family="paragraph"/>
    <style:style style:name="T23" style:parent-style-name="Hyperlink" style:family="text">
      <style:text-properties fo:font-size="10pt" style:font-size-asian="10pt" style:font-size-complex="10pt" fo:language="en" fo:country="GB"/>
    </style:style>
    <style:style style:name="P24" style:parent-style-name="Listăparagraf" style:list-style-name="LFO4" style:family="paragraph"/>
    <style:style style:name="T25" style:parent-style-name="Hyperlink" style:family="text">
      <style:text-properties fo:font-size="10pt" style:font-size-asian="10pt" style:font-size-complex="10pt" fo:language="en" fo:country="GB"/>
    </style:style>
    <style:style style:name="P26" style:parent-style-name="Listăparagraf" style:list-style-name="LFO4" style:family="paragraph"/>
    <style:style style:name="T27" style:parent-style-name="Hyperlink" style:family="text">
      <style:text-properties fo:font-size="10pt" style:font-size-asian="10pt" style:font-size-complex="10pt" fo:language="en" fo:country="GB"/>
    </style:style>
    <style:style style:name="T28" style:parent-style-name="Hyperlink" style:family="text">
      <style:text-properties fo:font-size="10pt" style:font-size-asian="10pt" style:font-size-complex="10pt" fo:language="en" fo:country="GB"/>
    </style:style>
    <style:style style:name="T29" style:parent-style-name="Hyperlink" style:family="text">
      <style:text-properties fo:font-size="10pt" style:font-size-asian="10pt" style:font-size-complex="10pt" fo:language="en" fo:country="GB"/>
    </style:style>
    <style:style style:name="P30" style:parent-style-name="Listăparagraf" style:list-style-name="LFO4" style:family="paragraph"/>
    <style:style style:name="T31" style:parent-style-name="Hyperlink" style:family="text">
      <style:text-properties fo:font-size="10pt" style:font-size-asian="10pt" style:font-size-complex="10pt" fo:language="en" fo:country="GB"/>
    </style:style>
    <style:style style:name="P32" style:parent-style-name="Listăparagraf" style:family="paragraph">
      <style:paragraph-properties fo:margin-left="0.75in">
        <style:tab-stops/>
      </style:paragraph-properties>
    </style:style>
    <style:style style:name="P33" style:parent-style-name="Listăparagraf" style:list-style-name="LFO1" style:family="paragraph"/>
    <style:style style:name="P34" style:parent-style-name="Listăparagraf" style:list-style-name="LFO1" style:family="paragraph"/>
    <style:style style:name="P35" style:parent-style-name="Listăparagraf" style:list-style-name="LFO1" style:family="paragraph"/>
    <style:style style:name="P36" style:parent-style-name="Listăparagraf" style:list-style-name="LFO1" style:family="paragraph"/>
  </office:automatic-styles>
  <office:body>
    <office:text text:use-soft-page-breaks="true">
      <text:p text:style-name="P1">Licenta Idei</text:p>
      <text:list text:style-name="LFO1" text:continue-numbering="true">
        <text:list-item>
          <text:p text:style-name="P2">Parte vizuala: extensie vs aplicatie web<text:s/></text:p>
        </text:list-item>
      </text:list>
      <text:p text:style-name="P3"/>
      <text:list text:style-name="LFO2" text:continue-numbering="true">
        <text:list-item>
          <text:p text:style-name="P4">Extensie: utilizatorul intra pe un site de stiri si ulterior pe o stire. Acesta va apela la extensie care va prelua informatii despre stirea respective si va returna daca stirea este falsa sau nu<text:s/>.<text:s/></text:p>
        </text:list-item>
        <text:list-item>
          <text:p text:style-name="P5">Aplicatie web: utilizatorul isi va face un cont pe aplicatia web si achizitioneaza un abonament lunar/anual mai bun/mai rau etc. In functie de abonamentul achizitionat acesta va putea introduce linkul catre o stire iar programul va indica daca aceasta este falsa sau nu.<text:s/></text:p>
        </text:list-item>
      </text:list>
      <text:p text:style-name="P6"><text:s text:c="13"/>Raman amandoua: site-prezentare + extensia- de utilizat<text:s/></text:p>
      <text:p text:style-name="P7"/>
      <text:list text:style-name="LFO1" text:continue-numbering="true">
        <text:list-item>
          <text:p text:style-name="P8">Cum detectam ca o stire e falsa:<text:s/></text:p>
        </text:list-item>
      </text:list>
      <text:p text:style-name="P9"/>
      <text:list text:style-name="LFO3" text:continue-numbering="true">
        <text:list-item>
          <text:p text:style-name="P10">Titlul/textul este exagerat sau alarmist – detectarea de catre un AI a unor cuvinte cheie specific stirilor false(“socant”)</text:p>
        </text:list-item>
        <text:list-item>
          <text:p text:style-name="P11">Sursa stirii nu este cunoscuta sau credibila <text:s/>- un model ar putea fi atrenat pentru detectarea site-urilor web de stiri adevarate+false + un ai ar putea cauta caracteristici precum numele adresei web greu de retinut, lipsa informatii contact , lipsa politicii de confidentialitate, sediu social(sediu sursa-alta tara si stirea romana -gresit)<text:s/></text:p>
        </text:list-item>
        <text:list-item>
          <text:p text:style-name="P12">Stirea<text:s/>contine informatii in contradictie cu alte<text:s/>surse -<text:s/></text:p>
        </text:list-item>
        <text:list-item>
          <text:p text:style-name="P13">Utilizarea unuor imagini si videoclipuri false care au fost preluate</text:p>
        </text:list-item>
      </text:list>
      <text:p text:style-name="P14">Idee: gasirea unei sitiri in mai multe surse<text:s/></text:p>
      <text:p text:style-name="P15"/>
      <text:list text:style-name="LFO1" text:continue-numbering="true">
        <text:list-item>
          <text:p text:style-name="P16">Seturi de date:<text:s/></text:p>
        </text:list-item>
      </text:list>
      <text:list text:style-name="LFO4" text:continue-numbering="true">
        <text:list-item>
          <text:p text:style-name="P17"><text:a xlink:href="https://www.kaggle.com/c/fake-news/data" office:target-frame-name="_top" xlink:show="replace"><text:span text:style-name="T18">https://www.kaggle.com/c/fake-news/data</text:span></text:a><text:span text:style-name="T19"><text:s/>-&gt; id,titlu,autor,text,label</text:span></text:p>
        </text:list-item>
        <text:list-item>
          <text:p text:style-name="P20"><text:a xlink:href="https://github.com/kennqiang/MDFEND-Weibo21?tab=readme-ov-file" office:target-frame-name="_top" xlink:show="replace"><text:span text:style-name="T21">https://github.com/kennqiang/MDFEND-Weibo21?tab=readme-ov-file</text:span></text:a></text:p>
        </text:list-item>
        <text:list-item>
          <text:p text:style-name="P22"><text:a xlink:href="https://github.com/several27/FakeNewsCorpus" office:target-frame-name="_top" xlink:show="replace"><text:span text:style-name="T23">https://github.com/several27/FakeNewsCorpus</text:span></text:a></text:p>
        </text:list-item>
        <text:list-item>
          <text:p text:style-name="P24"><text:a xlink:href="https://www.kaggle.com/datasets/sumanthvrao/fakenewsdataset" office:target-frame-name="_top" xlink:show="replace"><text:span text:style-name="T25">https://www.kaggle.com/datasets/sumanthvrao/fakenewsdataset</text:span></text:a></text:p>
        </text:list-item>
        <text:list-item>
          <text:p text:style-name="P26"><text:a xlink:href="https://www.bbc.com/news/topics/cjxv13v27dyt" office:target-frame-name="_top" xlink:show="replace"><text:span text:style-name="T27">https://www.bbc.com/</text:span><text:bookmark-start text:name="_Hlt153365749"/><text:bookmark-start text:name="_Hlt153365750"/><text:span text:style-name="T28">n</text:span><text:bookmark-end text:name="_Hlt153365749"/><text:bookmark-end text:name="_Hlt153365750"/><text:span text:style-name="T29">ews/topics/cjxv13v27dyt</text:span></text:a></text:p>
        </text:list-item>
        <text:list-item>
          <text:p text:style-name="P30"><text:a xlink:href="https://www.veridica.ro/en/database" office:target-frame-name="_top" xlink:show="replace"><text:span text:style-name="T31">https://www.veridica.ro/en/database</text:span></text:a></text:p>
        </text:list-item>
      </text:list>
      <text:p text:style-name="P32"/>
      <text:list text:style-name="LFO1" text:continue-numbering="true">
        <text:list-item>
          <text:p text:style-name="P33">Limbaje:</text:p>
          <text:list text:continue-numbering="true">
            <text:list-item>
              <text:p text:style-name="P34">AI: python</text:p>
            </text:list-item>
            <text:list-item>
              <text:p text:style-name="P35">Backend: nodejs(graphql)</text:p>
            </text:list-item>
            <text:list-item>
              <text:p text:style-name="P36">Frontend: tbd( react, angulat,view3)</text:p>
            </text:list-item>
          </text:list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o" fo:country="RO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deparagrafimplicit" style:display-name="Font de paragraf implicit" style:family="text"/>
    <style:style style:name="Listăparagraf" style:display-name="Listă paragraf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Hyperlink" style:display-name="Hyperlink" style:family="text" style:parent-style-name="Fontdeparagrafimplici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iuneNerezolvat" style:display-name="Mențiune Nerezolvat" style:family="text" style:parent-style-name="Fontdeparagrafimplicit">
      <style:text-properties fo:color="#605E5C" fo:background-color="#E1DFDD"/>
    </style:style>
    <style:style style:name="HyperlinkParcurs" style:display-name="HyperlinkParcurs" style:family="text" style:parent-style-name="Fontdeparagrafimplicit">
      <style:text-properties fo:color="#954F72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3">
      <text:list-level-style-number text:level="1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4">
      <text:list-level-style-number text:level="1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ihnea   Gherghel-Butan</meta:initial-creator>
    <dc:creator>Mihnea   Gherghel-Butan</dc:creator>
    <meta:creation-date>2023-12-13T01:49:00Z</meta:creation-date>
    <dc:date>2023-12-13T11:26:00Z</dc:date>
    <meta:template xlink:href="Normal.dotm" xlink:type="simple"/>
    <meta:editing-cycles>2</meta:editing-cycles>
    <meta:editing-duration>PT6420S</meta:editing-duration>
    <meta:document-statistic meta:page-count="1" meta:paragraph-count="4" meta:word-count="306" meta:character-count="2081" meta:row-count="14" meta:non-whitespace-character-count="1779"/>
  </office:meta>
</office:document-meta>
</file>